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rmalDto.setBusinessVO( BusinessVO businessV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Dto.getBusinessV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Dto.getSerialversionu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Dto.setNormalReports( List &lt; NormalDto &gt; normalRepor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iredDto.getBusinessV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Dt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Dto.getExpiredRe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Dto.getCompany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caoyaojun1988.test_for_bu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BusinessV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iredDt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iredDto.setId( Integer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Dto.setId( Integer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usinessVO.BusinessV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usiness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Dto.setExpiredReports( List &lt; ExpiredDto &gt; expiredRepor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iredDto.setBusinessVO( BusinessVO businessV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Dto.setCompanyId( Integer company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Dto.getNormalRe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